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14cm" fo:min-width="1.69cm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14cm" fo:min-width="2.49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14cm" fo:min-width="3.1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14cm" fo:min-width="3.39cm" fo:padding-top="0.13cm" fo:padding-bottom="0.13cm" fo:padding-left="0.255cm" fo:padding-right="0.255cm"/>
    </style:style>
    <style:style style:name="gr5" style:family="graphic" style:parent-style-name="standard">
      <style:graphic-properties svg:stroke-width="0.01cm" svg:stroke-color="#ffffff" draw:marker-start-width="0.215cm" draw:marker-end-width="0.215cm" draw:fill-color="#ffffff" draw:textarea-horizontal-align="justify" draw:textarea-vertical-align="middle" draw:auto-grow-height="false" fo:min-height="0.34cm" fo:min-width="3.89cm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1cm" svg:stroke-color="#ffffff" draw:marker-start-width="0.215cm" draw:marker-end-width="0.215cm" draw:fill="none" draw:fill-color="#ffffff" draw:textarea-horizontal-align="justify" draw:textarea-vertical-align="middle" draw:auto-grow-height="false" fo:min-height="0.24cm" fo:min-width="4.19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0.64cm" fo:min-width="2.59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14cm" fo:min-width="3.79cm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1cm" draw:marker-start-width="0.215cm" draw:marker-end="Arrow" draw:marker-end-width="0.31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stroke="none" svg:stroke-width="0.01cm" svg:stroke-color="#ffffff" draw:marker-start-width="0.215cm" draw:marker-end-width="0.215cm" draw:fill="none" draw:fill-color="#ffffff" draw:textarea-horizontal-align="justify" draw:textarea-vertical-align="middle" draw:auto-grow-height="false" fo:min-height="0.44cm" fo:min-width="4.59cm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width="0.01cm" svg:stroke-color="#ffffff" draw:marker-start-width="0.215cm" draw:marker-end-width="0.215cm" draw:fill="none" draw:fill-color="#ffffff" draw:textarea-horizontal-align="justify" draw:textarea-vertical-align="middle" draw:auto-grow-height="false" fo:min-height="0.34cm" fo:min-width="5.39cm" fo:padding-top="0.13cm" fo:padding-bottom="0.13cm" fo:padding-left="0.255cm" fo:padding-right="0.25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3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3.1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CMU Serif"/>
    </style:style>
    <style:style style:name="P4" style:family="paragraph">
      <loext:graphic-properties draw:fill="none" draw:fill-color="#ffffff"/>
      <style:paragraph-properties fo:text-align="center"/>
      <style:text-properties style:font-name="CMU Seri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8pt" style:font-size-asian="18pt" style:font-size-complex="18pt"/>
    </style:style>
    <style:style style:name="T2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2cm" svg:height="1.4cm" svg:x="7.3cm" svg:y="4.5cm">
          <text:p text:style-name="P1"><text:span text:style-name="T1">Apply</text:span></text:p>
          <text:p text:style-name="P1"><text:span text:style-name="T1"><text:s/></text:span><text:span text:style-name="T1">r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3cm" svg:height="1.4cm" svg:x="17.4cm" svg:y="4.5cm">
          <text:p text:style-name="P1"><text:span text:style-name="T2"><text:s/></text:span><text:span text:style-name="T2">Propagate </text:span></text:p>
          <text:p text:style-name="P1"><text:span text:style-name="T2">r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3.7cm" svg:height="1.4cm" svg:x="13.6cm" svg:y="4.5cm">
          <text:p text:style-name="P1"><text:span text:style-name="T2">Deliver rule</text:span></text:p>
          <text:p text:style-name="P1"><text:span text:style-name="T2"><text:s/></text:span><text:span text:style-name="T2">resu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9cm" svg:height="1.4cm" svg:x="9.6cm" svg:y="4.5cm">
          <text:p text:style-name="P1"><text:span text:style-name="T2">Annouce self-</text:span></text:p>
          <text:p text:style-name="P1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4cm" svg:height="0.6cm" svg:x="6.8cm" svg:y="7.7cm">
          <text:p text:style-name="P1"><text:span text:style-name="T2">edr:rule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7cm" svg:height="0.5cm" svg:x="9.3cm" svg:y="6.9cm">
          <text:p text:style-name="P1"><text:span text:style-name="T2">edr:interested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1cm" svg:height="0.9cm" svg:x="12.7cm" svg:y="10.9cm">
          <text:p text:style-name="P1"><text:span text:style-name="T2">Rule 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7cm" svg:height="1.4cm" svg:x="16.6cm" svg:y="9.4cm">
          <text:p text:style-name="P1"><text:span text:style-name="T2">Rule transfer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.4cm" svg:x="8.8cm" svg:y="9.4cm">
          <text:p text:style-name="P1"><text:span text:style-name="T2">Activation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4.3cm" svg:height="1.4cm" svg:x="12.1cm" svg:y="9.4cm">
          <text:p text:style-name="P1"><text:span text:style-name="T2">Result delivery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3cm" svg:y1="9.4cm" svg:x2="11.65cm" svg:y2="7.4cm" draw:start-shape="id1" draw:start-glue-point="0" draw:end-shape="id2" draw:end-glue-point="2" svg:d="M10300 9400l1350-2000" svg:viewBox="0 0 1351 2001">
          <text:p/>
        </draw:connector>
        <draw:connector draw:style-name="gr9" draw:text-style-name="P5" draw:layer="layout" draw:type="line" svg:x1="11.65cm" svg:y1="7cm" svg:x2="11.55cm" svg:y2="5.9cm" draw:end-shape="id3" draw:end-glue-point="2" svg:d="M11650 7000l-100-1100" svg:viewBox="0 0 101 1101">
          <text:p/>
        </draw:connector>
        <draw:connector draw:style-name="gr9" draw:text-style-name="P5" draw:layer="layout" draw:type="line" svg:x1="10.3cm" svg:y1="9.4cm" svg:x2="9cm" svg:y2="8.3cm" draw:start-shape="id1" draw:start-glue-point="0" draw:end-shape="id4" draw:end-glue-point="2" svg:d="M10300 9400l-1300-1100" svg:viewBox="0 0 1301 1101">
          <text:p/>
        </draw:connector>
        <draw:connector draw:style-name="gr9" draw:text-style-name="P5" draw:layer="layout" draw:type="line" svg:x1="9cm" svg:y1="7.7cm" svg:x2="8.4cm" svg:y2="5.9cm" draw:start-shape="id4" draw:start-glue-point="0" draw:end-shape="id5" draw:end-glue-point="2" svg:d="M9000 7700l-600-1800" svg:viewBox="0 0 601 1801">
          <text:p/>
        </draw:connector>
        <draw:custom-shape draw:style-name="gr10" draw:text-style-name="P4" xml:id="id7" draw:id="id7" draw:layer="layout" svg:width="5.1cm" svg:height="0.7cm" svg:x="15.1cm" svg:y="6.9cm">
          <text:p text:style-name="P1"><text:span text:style-name="T2">edr:transferabl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18.45cm" svg:y1="9.4cm" svg:x2="17.65cm" svg:y2="7.6cm" draw:start-shape="id6" draw:start-glue-point="0" draw:end-shape="id7" draw:end-glue-point="2" svg:d="M18450 9400l-800-1800" svg:viewBox="0 0 801 1801">
          <text:p/>
        </draw:connector>
        <draw:connector draw:style-name="gr9" draw:text-style-name="P5" draw:layer="layout" draw:type="line" svg:x1="17.65cm" svg:y1="6.9cm" svg:x2="18.9cm" svg:y2="5.9cm" draw:start-shape="id7" draw:end-shape="id8" draw:end-glue-point="2" svg:d="M17650 6900l1250-1000" svg:viewBox="0 0 1251 1001">
          <text:p/>
        </draw:connector>
        <draw:custom-shape draw:style-name="gr11" draw:text-style-name="P4" xml:id="id10" draw:id="id10" draw:layer="layout" svg:width="5.9cm" svg:height="0.6cm" svg:x="11.3cm" svg:y="7.9cm">
          <text:p text:style-name="P1"><text:span text:style-name="T2">edr:consumes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14.25cm" svg:y1="9.4cm" svg:x2="14.25cm" svg:y2="8.5cm" draw:start-shape="id9" draw:start-glue-point="0" draw:end-shape="id10" draw:end-glue-point="2" svg:d="M14250 9400v-900" svg:viewBox="0 0 1 901">
          <text:p/>
        </draw:connector>
        <draw:connector draw:style-name="gr9" draw:text-style-name="P5" draw:layer="layout" draw:type="line" svg:x1="14.25cm" svg:y1="7.9cm" svg:x2="15.45cm" svg:y2="5.9cm" draw:start-shape="id10" draw:start-glue-point="0" draw:end-shape="id11" draw:end-glue-point="2" svg:d="M14250 7900l1200-2000" svg:viewBox="0 0 1201 2001">
          <text:p/>
        </draw:connector>
        <draw:line draw:style-name="gr12" draw:text-style-name="P5" draw:layer="layout" svg:x1="3.2cm" svg:y1="9.2cm" svg:x2="20.4cm" svg:y2="9.2cm">
          <text:p/>
        </draw:line>
        <draw:line draw:style-name="gr12" draw:text-style-name="P5" draw:layer="layout" svg:x1="3.2cm" svg:y1="6.5cm" svg:x2="20.4cm" svg:y2="6.5cm">
          <text:p/>
        </draw:line>
        <draw:frame draw:style-name="gr13" draw:text-style-name="P4" draw:layer="layout" svg:width="3.952cm" svg:height="1.751cm" svg:x="3.2cm" svg:y="9.4cm">
          <draw:text-box>
            <text:p text:style-name="P1"><text:span text:style-name="T2">Rule </text:span></text:p>
            <text:p><text:span text:style-name="T2">components</text:span></text:p>
          </draw:text-box>
        </draw:frame>
        <draw:frame draw:style-name="gr14" draw:text-style-name="P4" draw:layer="layout" svg:width="4.405cm" svg:height="1.751cm" svg:x="3cm" svg:y="4.427cm">
          <draw:text-box>
            <text:p text:style-name="P1"><text:span text:style-name="T2">Node </text:span></text:p>
            <text:p text:style-name="P1"><text:span text:style-name="T2">functionalities</text:span></text:p>
          </draw:text-box>
        </draw:frame>
        <draw:frame draw:style-name="gr15" draw:text-style-name="P4" draw:layer="layout" svg:width="3.643cm" svg:height="1.001cm" svg:x="3.348cm" svg:y="7.2cm">
          <draw:text-box>
            <text:p text:style-name="P1"><text:span text:style-name="T2">Vocabulary</text:span></text:p>
          </draw:text-box>
        </draw:frame>
        <draw:connector draw:style-name="gr9" draw:text-style-name="P5" draw:layer="layout" draw:type="line" svg:x1="10.3cm" svg:y1="9.4cm" svg:x2="14.25cm" svg:y2="8.5cm" draw:start-shape="id1" draw:start-glue-point="0" draw:end-shape="id10" draw:end-glue-point="2" svg:d="M10300 9400l3950-900" svg:viewBox="0 0 395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eydoux</meta:initial-creator>
    <meta:creation-date>2018-06-23T17:38:38.852911067</meta:creation-date>
    <dc:date>2018-08-23T09:52:08.442575766</dc:date>
    <dc:creator>Nicolas Seydoux</dc:creator>
    <meta:editing-duration>PT2H32M55S</meta:editing-duration>
    <meta:editing-cycles>20</meta:editing-cycles>
    <meta:generator>LibreOffice/5.1.6.2$Linux_X86_64 LibreOffice_project/10m0$Build-2</meta:generator>
    <meta:document-statistic meta:object-count="26"/>
  </office:meta>
</office:document-meta>
</file>